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style:style style:name="T12" style:family="text">
      <style:text-properties style:font-name="Calibri1" fo:background-color="#ffff00"/>
    </style:style>
    <style:style style:name="T13" style:family="text">
      <style:text-properties style:font-name="Calibri1"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Rozdział IV</text:h>
      <text:p text:style-name="P9">Tymczasem w Stambule</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 Trembowli ruszył i dalsze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ch dragonów </text:span><text:span text:style-name="T9">dorwał</text:span><text:span text:style-name="T6"> pan generał, kilka oddziałów boweim - i to z całkiem świeżymi końmi zakupionymi na tę kampanię na Pomorzu - na Litwę odmaszerowało. Teraz dopiero razem z Litwinami prosto na Kamieniec maszerowali. Rozkazy królewskei ich przynaglały, bo król do rozstrzygnięcia kampanii dążył.</text:span></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oft-page-break/><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6T11:13:02.18</dc:date>
    <meta:editing-cycles>852</meta:editing-cycles>
    <meta:editing-duration>P2DT8H20M39S</meta:editing-duration>
    <meta:document-statistic meta:table-count="0" meta:image-count="0" meta:object-count="0" meta:page-count="16" meta:paragraph-count="141" meta:word-count="7355" meta:character-count="4980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